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8102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B-RANDxx-MAX-SUM-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2kproc1-2-3(mxKeyRotateLeftBits(mxKeyReverse(mxKeyAlg2(mxKeySwapBitsF(changeDuplicates(mxKeyNot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p2kproc1-2-3(mxKeyAddRR(mxKeyByBitEnc(mxKeyNot(mxKeyXorB(mxKeySwapBitsF(mxKeySwapBitsRoun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p2kproc1-2-3(mxKeyReverseBits(mxKeySwapBitsG(mxKeyRotEnc(mxKeyAlg1(mxKeyXorRR(mxKeyRotEnc2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p2kproc1-2-3(mxKeyXorB(mxKeyRotEnc(mxKeyRotEnc2(mxKeyRotEnc2(mxKeyAddRR(changeDuplicatesB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2kproc1-2-3(mxKeySwapBitsRound(mxKeyRotEnc2(mxKeySwapBitsRound(p2kproc3(mxKeyAlg2(mxKeySwapBitsF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changeDuplicates(mxKeySwapBitsD(mxKeySwapBitsEE2(mxKeyRotEnc2(mxKeySwapBitsG(changeDuplicatesC2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p2kproc3(mxKeyRotateLeftBits(mxKeyXorB(mxKeyAlg1(mxKeySwapBitsD(mxKeyXo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mxKeySwapBitsEE2(mxKeySwapBitsEE2(changeDuplicatesB(mxKeyRotEnc2(mxKeyAlg1(changeDuplicatesC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RotateLeftBits(mxKeyXor(mxKeyRotEnc2(mxKeyRotateLeftBits(mxKeySwapMinors3(changeDuplicatesC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SwapBitsE(mxKeyReverse(mxKeyAlg1(mxKeySwapBitsE(mxKeySwapBitsF(mxKeyAddR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SwapBitsF(mxKeyReverse(mxKeySwapBitsF(p2kproc3(mxKeyReverse(mxKeyAlg1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XorB(mxKeyAlg1(mxKeyAddRR(mxKeySwapBitsD(mxKeySwapMinors3(mxKeySwapMinors3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AddRR(mxKeySwapMinors3(changeDuplicatesC2(mxKeySwapMinors3(mxKeyRotateLeftBits(changeDuplicatesB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RotEnc(mxKeySwapBitsG(changeDuplicatesB(mxKeyAddRR(mxKeySwapBitsE(changeDuplicatesB(mxKeyRever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RotEnc2(mxKeyNot(p2kproc3(mxKeyNot(mxKeyRotEnc2(mxKeyAlg1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AddRR(mxKeyRotEnc2(mxKeySwapBitsD(mxKeyReverse(mxKeyAddRR(mxKeyNot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BitsD(mxKeyAddRR(mxKeyReverseBits(mxKeySwapBitsD(mxKeyReverse(mxKeyRotEnc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Minors3(changeDuplicatesB(mxKeySwapMinors3(mxKeyNot(mxKeySwapMinors3(mxKeyAlg2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BitsRound(mxKeySwapBitsE(mxKeySwapMinors3(mxKeyXor(mxKeyXorB(mxKeyRotEnc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XorRR(mxKeyXor(mxKeySwapBitsG(mxKeySwapBitsG(mxKeyReverse(mxKeyReverseBits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changeDuplicates(mxKeyAlg1(mxKeySwapBitsF(mxKeyXor(p2kproc3(mxKeyAdd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changeDuplicatesC2(mxKeyByBitEnc(changeDuplicates(mxKeyReverseBits(mxKeySwapBitsRound(mxKeySwapBit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changeDuplicatesB(mxKeyXorB(mxKeyNot(mxKeyAlg2(mxKeyAlg2(mxKeyAlg1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otateLeftBits(mxKeyReverseBits(mxKeySwapMinors3(mxKeyRotateLeftBits(mxKeyXorB(mxKeyXor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Round(mxKeyXor(mxKeyXorRR(mxKeySwapBitsF(mxKeySwapMinors3(changeDuplicatesB(mxKeyRever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F(changeDuplicatesC2(mxKeyRotEnc(mxKeySwapMinors3(mxKeyXor(changeDuplicates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EE2(mxKeySwapBitsE(mxKeyRotEnc2(mxKeyRotEnc2(mxKeySwapBitsRound(mxKeySwapBitsF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RR(changeDuplicates(mxKeyReverseBits(mxKeySwapBitsF(mxKeyReverseBits(mxKeyAddR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B(mxKeyReverseBits(mxKeyReverseBits(mxKeyRotateLeftBits(changeDuplicatesB(mxKeyReverse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B(mxKeyByBitEnc(mxKeySwapBitsF(mxKeySwapMinors3(mxKeyRotEnc(mxKeyAlg1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ByBitEnc(mxKeyReverse(mxKeyAlg1(mxKeyNot(mxKeyRotateLeftBits(mxKeyAlg1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B(changeDuplicatesC2(mxKeyAlg2(mxKeyXorRR(mxKeySwapBitsE(mxKeySwapBitsF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Minors3(mxKeyXor(mxKeySwapBitsE(mxKeySwapBitsF(mxKeySwapMinors3(mxKeyRevers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F(mxKeySwapMinors3(changeDuplicates(mxKeyXor(mxKeyRotateLeftBits(mxKeySwapBitsE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C2(p2kproc3(mxKeyReverseBits(mxKeySwapBitsEE2(mxKeySwapBitsG(mxKeyAlg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Enc2(mxKeyRotEnc2(mxKeySwapBitsG(changeDuplicatesC2(mxKeyRotEnc(mxKeyByBitEnc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Enc(mxKeyRotEnc(mxKeyXorB(mxKeyAddRR(mxKeyRotEnc2(changeDuplicatesC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ateLeftBits(changeDuplicates(mxKeyRotEnc2(changeDuplicates(mxKeySwapBitsD(mxKeyRotEnc2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lg2(mxKeySwapMinors3(changeDuplicatesB(mxKeyXor(mxKeyAlg2(changeDuplicatesB(mxKeyRever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RR(mxKeyRotateLeftBits(changeDuplicatesC2(mxKeyReverse(mxKeyRotEnc2(mxKeySwapBit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ByBitEnc(mxKeyByBitEnc(mxKeyReverseBits(mxKeyReverse(mxKeySwapBitsEE2(mxKeySwapBits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Minors3(mxKeyByBitEnc(mxKeySwapBitsRound(mxKeySwapBitsG(mxKeySwapBitsE(changeDuplicates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2(mxKeyAlg2(changeDuplicates(mxKeyAlg2(changeDuplicatesB(mxKeyAdd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B(mxKeyRotateLeftBits(mxKeyAddRR(p2kproc3(changeDuplicatesB(mxKeyNot(mxKeySwapBit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ByBitEnc(mxKeyRotateLeftBits(changeDuplicates(mxKeyAlg1(mxKeyReverse(changeDuplicates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F(mxKeyReverse(mxKeyAlg1(p2kproc3(mxKeySwapMinors3(mxKeyAlg1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Not(mxKeyXorRR(mxKeyNot(mxKeyReverse(mxKeyReverse(mxKeyAlg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ByBitEnc(mxKeySwapBitsD(mxKeySwapBitsG(mxKeySwapMinors3(mxKeyAddRR(mxKeyAlg1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2(changeDuplicates(mxKeySwapBitsD(mxKeyXorRR(mxKeyAlg2(mxKeyRotEnc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B(mxKeyXor(mxKeyAddRR(mxKeySwapBitsD(mxKeyAddRR(mxKeySwapBitsD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G(changeDuplicatesC2(mxKeyRotEnc2(mxKeyXorRR(mxKeyRotateLeftBits(changeDuplicatesB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1(mxKeyXorB(mxKeySwapMinors3(mxKeyXorRR(mxKeySwapBitsE(mxKeyXorB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ByBitEnc(mxKeyXor(changeDuplicatesC2(mxKeyXorRR(mxKeyNot(changeDuplicate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Minors3(mxKeyByBitEnc(mxKeyByBitEnc(mxKeyAlg1(mxKeySwapBitsG(mxKeySwapBitsF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(changeDuplicatesC2(changeDuplicatesB(mxKeySwapBitsF(changeDuplicates(changeDuplicatesB(mxKeySwapBit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everse(mxKeyAlg1(p2kproc3(mxKeyAddRR(mxKeyAlg2(mxKeyNot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G(mxKeySwapBitsE(mxKeyRotEnc(mxKeyAlg2(mxKeyAlg1(mxKeyRotEnc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mxKeySwapBitsD(mxKeySwapBitsF(mxKeySwapBitsF(mxKeySwapBitsE(mxKeyXorB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Bits(mxKeyRotEnc(mxKeyReverseBits(changeDuplicates(mxKeyAddRR(mxKeyRever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(changeDuplicatesB(mxKeyRotateLeftBits(mxKeyAlg2(p2kproc3(mxKeySwapBitsE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changeDuplicates(mxKeySwapBitsRound(mxKeyXorB(mxKeyNot(p2kproc3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ateLeftBits(mxKeyAlg2(mxKeyAlg2(mxKeySwapBitsG(mxKeyRotEnc(mxKeyAddR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AddRR(mxKeyAlg2(mxKeyReverseBits(mxKeyXor(changeDuplicatesB(mxKeyNot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(mxKeySwapBitsG(mxKeyAddRR(mxKeyReverse(mxKeyNot(mxKeyAddR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mxKeyReverseBits(mxKeyXor(mxKeySwapBitsEE2(mxKeySwapMinors3(changeDuplicatesB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(mxKeyReverseBits(mxKeyReverse(mxKeyRotEnc2(mxKeyRotEnc2(mxKeySwapBitsG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(changeDuplicatesC2(mxKeySwapBitsG(mxKeyXorRR(mxKeyAlg1(mxKeyReverse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2(changeDuplicatesB(mxKeySwapBitsF(mxKeySwapBitsG(mxKeySwapBitsE(mxKeyReverse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p2kproc3(changeDuplicates(p2kproc3(mxKeyRotateLeftBits(p2kproc3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SwapBitsD(mxKeyAddRR(mxKeyReverseBits(mxKeyAddRR(mxKeyRotateLeftBit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B(mxKeyXorRR(mxKeyXorB(mxKeyAddRR(mxKeySwapBitsE(mxKeySwapBitsF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RR(mxKeyAddRR(mxKeyAddRR(mxKeySwapBitsRound(mxKeyAlg1(changeDuplicatesB(mxKeyNot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changeDuplicates(mxKeySwapBitsE(mxKeyAlg2(mxKeyRotEnc2(mxKeyReverseBit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Alg1(mxKeySwapBitsD(mxKeySwapBitsRound(mxKeySwapBitsE(changeDuplicates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Not(mxKeySwapMinors3(mxKeySwapBitsE(mxKeyXorB(mxKeyRotEnc(mxKeyRotEnc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ByBitEnc(mxKeySwapBitsE(changeDuplicates(mxKeyXorRR(mxKeySwapBitsEE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Alg1(mxKeyReverse(mxKeyReverse(changeDuplicatesC2(mxKeyXorB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ateLeftBits(mxKeyXorB(mxKeyXorRR(p2kproc3(mxKeyRotEnc2(mxKeySwapBitsD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changeDuplicatesC2(mxKeySwapBitsF(mxKeySwapBitsD(mxKeySwapBitsEE2(mxKeySwapBit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p2kproc3(mxKeySwapBitsD(mxKeyReverseBits(mxKeyAlg2(mxKeySwapMinors3(changeDuplicatesB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Alg1(mxKeyAddRR(mxKeySwapMinors3(mxKeyXorRR(mxKeyReverse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Not(mxKeyRotEnc(mxKeyAlg2(mxKeyXorRR(mxKeyAdd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mxKeyXorRR(mxKeyNot(mxKeyAlg1(mxKeyReverseBits(mxKeySwapBitsE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SwapBitsF(mxKeyAlg1(mxKeySwapBitsE(mxKeyXorRR(changeDuplicatesB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Round(mxKeyAddRR(mxKeyXor(changeDuplicates(mxKeyAlg2(mxKeyAdd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B(mxKeyRotEnc(mxKeySwapBitsE(mxKeyAddRR(mxKeyXorB(mxKeySwapMinors3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SwapBitsF(mxKeyXorB(mxKeyAlg2(mxKeyAddRR(mxKeyRotEnc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RotateLeftBits(mxKeySwapBitsD(mxKeyXor(mxKeyXorB(mxKeyAddRR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F(mxKeyRotateLeftBits(mxKeySwapBitsG(changeDuplicates(changeDuplicatesB(p2kproc3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ReverseBits(mxKeyAlg1(mxKeyXorB(mxKeyRotEnc2(mxKeyAdd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Reverse(mxKeyReverseBits(mxKeySwapBitsG(mxKeySwapBitsRound(changeDuplicates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E2(mxKeyAddRR(mxKeyNot(mxKeyXor(mxKeyByBitEnc(mxKeyXo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RotEnc2(mxKeyXorRR(mxKeySwapBitsE(mxKeyReverse(changeDuplicatesB(mxKeyReverse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mxKeyXorB(mxKeySwapBitsEE2(mxKeyRotEnc(changeDuplicatesC2(mxKeyRever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(mxKeyNot(mxKeySwapBitsEE2(mxKeySwapBitsEE2(changeDuplicates(mxKeyRotateLeftBit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2(mxKeyByBitEnc(p2kproc3(mxKeyAlg1(mxKeyRotEnc2(changeDuplicatesC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p2kproc3(mxKeySwapBitsE(mxKeyReverse(mxKeySwapMinors3(mxKeyByBitEnc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Bits(p2kproc3(changeDuplicatesC2(mxKeySwapBitsD(mxKeySwapBitsD(mxKeyAlg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Not(mxKeyNot(mxKeyReverseBits(mxKeyNot(mxKeySwapBitsD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E2(changeDuplicates(mxKeySwapBitsE(changeDuplicates(mxKeyRotEnc2(changeDuplicatesB(mxKeySwapBitsD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AddRR(mxKeySwapBitsE(mxKeySwapBitsRound(mxKeyAlg2(mxKeyAlg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changeDuplicatesB(mxKeyXorB(mxKeySwapBitsRound(mxKeyAlg1(changeDuplicatesB(mxKeyRever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RotateLeftBits(mxKeySwapBitsG(mxKeyByBitEnc(mxKeySwapBitsG(mxKeySwapBit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Xor(changeDuplicatesB(mxKeyNot(mxKeyRotateLeftBits(mxKeySwapMinors3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AddRR(changeDuplicatesB(mxKeyRotEnc2(mxKeySwapBitsE(changeDuplicatesB(mxKeySwapBitsF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SwapBitsRound(mxKeySwapBitsD(mxKeySwapBitsEE2(mxKeySwapBitsRound(mxKeyAlg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F(changeDuplicates(mxKeyAlg2(mxKeySwapBitsD(mxKeyXor(mxKeyRotEnc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ateLeftBits(mxKeySwapBitsE(mxKeyRotEnc2(mxKeyAddRR(mxKeySwapBitsD(mxKeySwapBit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Bits(changeDuplicatesC2(mxKeyRotEnc2(mxKeySwapBitsD(changeDuplicatesC2(mxKeyNot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mxKeyRotEnc(mxKeyByBitEnc(mxKeySwapBitsE(mxKeyAlg2(mxKeySwapMinors3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RR(mxKeyXor(mxKeyNot(mxKeyRotEnc(changeDuplicates(mxKeyAlg1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p2kproc3(mxKeySwapBitsRound(mxKeySwapBitsF(mxKeyRotEnc(mxKeyAddRR(changeDuplicatesB(mxKeyNot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Alg2(changeDuplicatesB(mxKeyNot(mxKeyReverse(mxKeyReverse(mxKeyRever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XorB(mxKeyXorRR(mxKeyXorRR(mxKeyAlg1(mxKeyReverseBit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mxKeyRotEnc2(mxKeySwapBitsD(mxKeyReverseBits(mxKeyXorRR(mxKeyXo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mxKeyXor(mxKeySwapBitsF(changeDuplicatesC2(mxKeyXorRR(changeDuplicatesB(mxKeyReverseBits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C2(mxKeyAlg2(mxKeyRotateLeftBits(changeDuplicatesC2(mxKeySwapBitsRound(mxKeySwapBitsG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mxKeySwapBitsRound(mxKeyRotEnc2(mxKeyRotEnc(mxKeyRotEnc(mxKeyXo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mxKeySwapMinors3(mxKeySwapBitsF(mxKeyRotEnc2(mxKeyXorRR(changeDuplicatesB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mxKeyReverse(mxKeySwapBitsG(mxKeySwapBitsRound(changeDuplicates(mxKeySwapMinors3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B(mxKeySwapBitsG(mxKeySwapBitsD(changeDuplicatesC2(mxKeyNot(changeDuplicate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Reverse(mxKeyAlg2(mxKeyReverse(mxKeySwapBitsE(mxKeyNot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mxKeyRotateLeftBits(mxKeyReverse(mxKeySwapBitsD(mxKeySwapMinors3(mxKeyRotEnc2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Reverse(mxKeySwapBitsG(mxKeySwapBitsG(mxKeyXor(mxKeyXor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XorB(mxKeyAlg2(mxKeyRotEnc2(mxKeyReverse(mxKeyAlg1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Alg2(mxKeyReverseBits(mxKeySwapBitsG(mxKeyXorB(mxKeyRotateLeftBit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RotEnc(mxKeyRotEnc(mxKeyXor(mxKeyXor(mxKeySwapBitsE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changeDuplicatesC2(mxKeyReverse(mxKeyXorB(mxKeySwapMinors3(mxKeySwapBitsF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p2kproc3(mxKeySwapBitsRound(mxKeySwapBitsG(mxKeyAlg1(changeDuplicatesC2(mxKeySwapBitsRound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mxKeySwapBitsF(mxKeyRotateLeftBits(mxKeySwapBitsRound(mxKeyAlg2(mxKeySwapBitsF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mxKeySwapBitsEE2(changeDuplicates(mxKeySwapBitsF(mxKeyXor(mxKeyReverse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Alg2(changeDuplicatesB(changeDuplicatesB(mxKeyNot(mxKeySwapBitsE(mxKeySwapBitsD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mxKeyAlg1(changeDuplicatesC2(mxKeySwapBitsG(mxKeySwapBitsF(mxKeySwapBitsF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Alg2(mxKeyReverse(mxKeyReverse(changeDuplicatesB(mxKeyReverseBits(mxKeySwapBitsG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ateLeftBits(mxKeySwapMinors3(mxKeyXor(mxKeySwapBitsRound(mxKeyAlg2(mxKeySwapBits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2(mxKeyXorRR(mxKeySwapBitsD(mxKeyByBitEnc(mxKeyAlg1(mxKeyRotEnc2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p2kproc3(mxKeySwapBitsE(mxKeyNot(p2kproc3(mxKeyRotateLeftBits(mxKeyRotateLeftBit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mxKeyRotateLeftBits(mxKeyXor(mxKeySwapBitsD(mxKeySwapBitsD(changeDuplicatesC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2(mxKeyReverse(mxKeyAlg1(mxKeySwapBitsG(mxKeyAddRR(mxKeyAddR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C2(mxKeyRotEnc2(mxKeyAddRR(mxKeySwapBitsE(mxKeyRotEnc2(p2kproc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F(mxKeyXorB(mxKeyAlg2(mxKeyReverseBits(mxKeyAlg1(mxKeyReverse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mxKeySwapMinors3(changeDuplicatesC2(changeDuplicates(changeDuplicatesB(mxKeyXor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(mxKeyRotateLeftBits(mxKeyRotEnc(mxKeyXorB(p2kproc3(mxKeySwapBitsG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mxKeyRotEnc(mxKeyByBitEnc(p2kproc3(mxKeySwapBitsF(mxKeyAddRR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XorB(mxKeySwapBitsF(mxKeyXor(mxKeyReverse(changeDuplicate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RotateLeftBits(mxKeySwapBitsG(p2kproc3(mxKeySwapBitsG(changeDuplicatesB(mxKeySwapBit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RotateLeftBits(mxKeyAlg2(mxKeySwapBitsD(mxKeySwapMinors3(mxKeyXo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changeDuplicatesB(mxKeySwapBitsF(mxKeySwapBitsRound(mxKeySwapMinors3(mxKeyXorR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mxKeyAddRR(mxKeyAddRR(changeDuplicatesB(mxKeyRotEnc2(mxKeyAlg1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Reverse(mxKeyXorB(changeDuplicatesC2(changeDuplicatesB(mxKeyRotateLeftBits(mxKeyRever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RotEnc(mxKeyNot(mxKeySwapBitsE(mxKeyAddRR(mxKeyNot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Reverse(changeDuplicates(mxKeyAlg2(p2kproc3(mxKeyXo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ByBitEnc(mxKeyByBitEnc(mxKeyXor(p2kproc3(mxKeySwapBitsG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mxKeyNot(mxKeyReverseBits(p2kproc3(mxKeyByBitEnc(mxKeyRotateLeftBit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AddRR(mxKeySwapBitsE(changeDuplicates(mxKeyXorB(mxKeyAddR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RotateLeftBits(mxKeySwapBitsEE2(mxKeyAlg1(changeDuplicatesB(changeDuplicatesC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mxKeySwapBitsG(mxKeyAlg2(mxKeySwapMinors3(mxKeyRotEnc2(changeDuplicatesB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ByBitEnc(mxKeyXor(mxKeyAddRR(mxKeyRotateLeftBits(mxKeyRotateLeftBit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mxKeyRotEnc(mxKeyReverse(mxKeyByBitEnc(mxKeySwapBitsEE2(mxKeyRotateLeftBits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C2(mxKeyXor(mxKeyNot(mxKeyNot(mxKeyAddRR(changeDuplicatesB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Alg1(mxKeySwapBitsE(mxKeyReverseBits(mxKeyAddRR(mxKeyRever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XorB(changeDuplicatesC2(changeDuplicatesB(mxKeyReverseBits(mxKeySwapBitsF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XorB(changeDuplicatesB(mxKeyByBitEnc(changeDuplicates(changeDuplicatesB(mxKeyReverseBits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Reverse(mxKeyRotEnc(changeDuplicatesB(mxKeyRotEnc(mxKeySwapBitsF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mxKeyRotateLeftBits(mxKeySwapBitsD(mxKeySwapBitsRound(mxKeyRotEnc2(mxKeyAlg1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SwapBitsF(mxKeySwapMinors3(mxKeyRotateLeftBits(mxKeyRotEnc(mxKeySwapBitsRound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Alg1(mxKeySwapBitsEE2(mxKeyRotEnc(changeDuplicates(mxKeyRotateLeftBits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mxKeySwapBitsEE2(mxKeyByBitEnc(p2kproc3(changeDuplicatesB(mxKeyAddR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SwapMinors3(changeDuplicatesC2(mxKeyXor(mxKeyRotEnc(mxKeySwapBitsEE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Alg2(mxKeySwapMinors3(mxKeyReverseBits(changeDuplicatesC2(changeDuplicatesB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mxKeySwapBitsRound(mxKeySwapBitsEE2(mxKeyAlg2(changeDuplicatesB(mxKeyReverse(mxKeyReverseBits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mxKeyRotEnc(mxKeyXorRR(mxKeyNot(mxKeySwapBitsE(mxKeyXorB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E2(mxKeySwapBitsD(mxKeyNot(mxKeyAlg2(mxKeySwapBitsE(mxKeyAlg1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(mxKeyRotEnc2(p2kproc3(mxKeyByBitEnc(changeDuplicates(changeDuplicatesB(mxKeyRotateLeft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XorRR(mxKeyAddRR(mxKeyAddRR(mxKeySwapBitsG(mxKeySwapBit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SwapBitsF(mxKeySwapBitsD(mxKeyRotateLeftBits(mxKeySwapBitsRound(p2kproc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AddRR(mxKeyXor(mxKeyByBitEnc(changeDuplicates(p2kproc3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SwapBitsG(mxKeySwapBitsG(mxKeyNot(changeDuplicates(mxKeySwapBitsG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SwapBitsRound(changeDuplicates(changeDuplicates(mxKeySwapBitsEE2(mxKeyAdd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mxKeyRotEnc(p2kproc3(mxKeySwapMinors3(changeDuplicatesB(mxKeySwapBit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mxKeySwapBitsG(mxKeyAlg1(mxKeySwapBitsD(mxKeyAlg1(mxKeyXo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XorB(mxKeySwapBitsG(mxKeyReverse(p2kproc3(mxKeyAlg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changeDuplicatesB(mxKeySwapBitsF(mxKeyXor(mxKeyXorRR(mxKeySwapMinors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ByBitEnc(mxKeySwapMinors3(mxKeyAlg2(changeDuplicatesC2(mxKeyReverseBit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Reverse(mxKeySwapMinors3(changeDuplicatesC2(mxKeySwapBitsD(changeDuplicatesB(mxKeySwapBitsG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XorB(mxKeyAddRR(mxKeySwapMinors3(mxKeyXorB(mxKeyAlg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RotEnc2(mxKeyRotEnc(mxKeyNot(mxKeySwapBitsE(mxKeyXor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changeDuplicatesB(mxKeySwapBitsD(changeDuplicates(mxKeyNot(changeDuplicatesB(mxKeyRever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Reverse(mxKeySwapBitsEE2(mxKeySwapBitsF(changeDuplicatesB(mxKeyAlg1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RotEnc(mxKeyByBitEnc(mxKeyAddRR(mxKeyReverse(changeDuplicatesC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mxKeyRotEnc2(mxKeySwapBitsEE2(mxKeyReverse(changeDuplicatesB(mxKeyAlg1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mxKeySwapBitsE(mxKeyReverseBits(mxKeySwapBitsE(changeDuplicates(mxKeyRotateLeftBit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Not(mxKeySwapMinors3(mxKeyRotEnc(mxKeyRotEnc(mxKeySwapBitsF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p2kproc3(mxKeyByBitEnc(mxKeySwapBitsE(mxKeyReverseBits(mxKeyRotateLeftBit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Reverse(mxKeyRotEnc(mxKeyAlg1(mxKeyAlg2(mxKeyReverse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XorRR(mxKeyNot(mxKeyByBitEnc(changeDuplicates(changeDuplicatesB(mxKeySwapBitsF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ateLeftBits(mxKeyAlg2(changeDuplicatesB(mxKeySwapBitsEE2(mxKeyXorB(changeDuplicatesB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XorB(changeDuplicatesC2(mxKeyNot(changeDuplicates(changeDuplicatesB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XorB(mxKeyAlg2(mxKeySwapBitsG(changeDuplicatesB(mxKeySwapBitsRoun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AddRR(mxKeyAlg1(mxKeyRotateLeftBits(changeDuplicates(mxKeyRotEnc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ReverseBits(mxKeySwapBitsF(mxKeyAddRR(changeDuplicatesC2(mxKeySwapBitsD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RotEnc(mxKeyRotateLeftBits(mxKeyByBitEnc(mxKeyNot(mxKeyXorR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SwapBitsG(mxKeyAddRR(changeDuplicatesB(mxKeyReverse(changeDuplicatesB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SwapBitsRound(mxKeyXor(mxKeyXorRR(mxKeySwapBitsD(mxKeySwapBitsE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ByBitEnc(mxKeySwapBitsD(mxKeyAlg1(changeDuplicates(mxKeyXorRR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XorB(mxKeyRotEnc(mxKeySwapMinors3(mxKeySwapBitsRound(mxKeyRotEnc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mxKeyRotEnc(mxKeySwapBitsEE2(mxKeyByBitEnc(changeDuplicates(mxKeyReverseBit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SwapBitsRound(p2kproc3(mxKeyAlg2(mxKeySwapBitsE(changeDuplicatesB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mxKeyXorRR(mxKeyRotEnc2(mxKeyAlg1(mxKeyNot(changeDuplicatesC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mxKeyByBitEnc(mxKeyReverse(changeDuplicatesC2(mxKeySwapBitsF(mxKeySwapBitsEE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G(mxKeyNot(mxKeyAddRR(mxKeyRotateLeftBits(mxKeyReverse(mxKeyAlg1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XorB(mxKeyByBitEnc(mxKeyXorRR(mxKeySwapBitsRound(mxKeyReverse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Not(mxKeyNot(mxKeySwapBitsF(mxKeyReverseBits(mxKeyRotateLeftBits(mxKeyAddR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Alg1(mxKeyReverseBits(mxKeySwapBitsG(mxKeyXorRR(mxKeyAlg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SwapBitsEE2(mxKeyXorB(mxKeySwapBitsEE2(mxKeyAlg1(mxKeyRotEnc2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mxKeySwapBitsEE2(mxKeyReverse(mxKeyAddRR(mxKeyXorRR(changeDuplicatesB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Minors3(mxKeyByBitEnc(mxKeyAlg1(mxKeyRotEnc2(mxKeyXor(changeDuplicatesC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Alg1(mxKeyAlg2(mxKeySwapBitsD(mxKeyAddRR(mxKeyRotEnc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mxKeyByBitEnc(mxKeyNot(changeDuplicates(mxKeySwapBitsD(changeDuplicatesB(mxKeySwapBitsF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mxKeySwapBitsD(mxKeyReverse(mxKeyReverse(mxKeyReverse(mxKeyRotEnc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G(mxKeyAddRR(changeDuplicatesC2(mxKeyByBitEnc(changeDuplicates(changeDuplicate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mxKeySwapBitsG(mxKeyAddRR(mxKeyByBitEnc(changeDuplicates(mxKeyAlg1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mxKeyByBitEnc(changeDuplicatesB(mxKeyReverseBits(mxKeyXor(changeDuplicatesB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Minors3(changeDuplicates(mxKeyRotEnc2(mxKeySwapBitsF(mxKeyAddRR(mxKeyRotateLeftBits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Alg1(mxKeyAlg2(mxKeyRotEnc2(mxKeyRotateLeftBits(mxKeyReverse(mxKeyRotEnc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mxKeyAddRR(changeDuplicates(p2kproc3(mxKeySwapBitsD(mxKeyAlg1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Not(changeDuplicatesC2(changeDuplicatesC2(mxKeyRotateLeftBits(mxKeySwapBitsE(mxKeySwapBitsE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B(mxKeyRotEnc2(changeDuplicatesB(mxKeyXor(changeDuplicatesC2(mxKeySwapBitsE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changeDuplicatesB(mxKeySwapBitsEE2(mxKeySwapBitsE(mxKeyAlg2(mxKeySwapMinors3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AddRR(mxKeyAlg1(mxKeyAddRR(mxKeyNot(mxKeyRotEnc2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XorB(mxKeySwapBitsRound(mxKeyXorB(mxKeySwapBitsEE2(changeDuplicate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mxKeyXor(mxKeyAlg2(mxKeyRotEnc(mxKeyRotEnc(changeDuplicatesC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B(mxKeyRotateLeftBits(mxKeySwapBitsD(mxKeyRotEnc(mxKeyAlg2(mxKeyRotEnc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RotateLeftBits(mxKeyRotateLeftBits(mxKeyReverse(mxKeySwapMinors3(mxKeyAddRR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XorB(changeDuplicatesB(mxKeySwapMinors3(changeDuplicates(mxKeyXo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AddRR(mxKeyNot(mxKeySwapBitsF(mxKeyNot(changeDuplicatesB(mxKeyRever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mxKeyReverseBits(mxKeyRotEnc2(mxKeySwapBitsD(mxKeyReverse(mxKeySwapBitsE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RotEnc(changeDuplicates(mxKeySwapBitsD(mxKeySwapMinors3(mxKeySwapBitsF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D(mxKeySwapBitsRound(p2kproc3(mxKeyReverse(mxKeyXorB(mxKeyXorRR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D(changeDuplicates(mxKeyRotateLeftBits(changeDuplicates(changeDuplicatesC2(mxKeyAddRR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mxKeyByBitEnc(mxKeyRotEnc2(mxKeySwapBitsRound(mxKeyXorRR(mxKeyRotEnc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mxKeySwapBitsEE2(mxKeyXorB(mxKeyNot(mxKeyReverse(changeDuplicatesB(mxKeySwapBits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F(mxKeySwapBitsRound(mxKeyRotEnc2(mxKeyAlg1(mxKeyXorB(mxKeySwapBitsF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ByBitEnc(mxKeyRotEnc(mxKeyRotEnc2(mxKeyAlg1(changeDuplicatesC2(mxKeyNot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mxKeyRotateLeftBits(mxKeyByBitEnc(mxKeyRotEnc2(mxKeyByBitEnc(changeDuplicates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mxKeyReverse(changeDuplicates(mxKeyXor(changeDuplicatesC2(mxKeySwapMinors3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Xor(mxKeySwapBitsF(mxKeyXorB(mxKeyXorRR(changeDuplicatesC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changeDuplicates(mxKeySwapBitsE(mxKeyAddRR(mxKeySwapMinors3(changeDuplicate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2(mxKeyXorB(mxKeySwapBitsF(changeDuplicatesB(mxKeyRotEnc2(mxKeyXorB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(mxKeySwapBitsG(mxKeySwapBitsEE2(mxKeySwapBitsF(mxKeyAlg2(mxKeySwapBitsRound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SwapBitsEE2(mxKeySwapBitsF(mxKeySwapMinors3(changeDuplicates(changeDuplicate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ByBitEnc(mxKeyXor(mxKeyRotEnc(mxKeySwapBitsRound(changeDuplicatesC2(mxKeySwapBitsD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mxKeySwapMinors3(mxKeyAlg1(mxKeyXorRR(mxKeyXorB(mxKeyXorRR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ByBitEnc(mxKeySwapBitsD(mxKeyAlg2(mxKeySwapBitsEE2(mxKeyAlg1(mxKeyXorRR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AddRR(mxKeyNot(mxKeyXorB(mxKeyReverseBits(mxKeyXorB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(mxKeyRotEnc2(mxKeySwapBitsD(mxKeyNot(mxKeyXor(mxKeyAlg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SwapBitsD(mxKeySwapBitsF(mxKeySwapBitsG(mxKeyRotateLeftBits(changeDuplicate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2(mxKeySwapMinors3(mxKeyReverse(mxKeyByBitEnc(mxKeyNot(mxKeyReverse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2(mxKeyRotateLeftBits(mxKeyAlg1(mxKeySwapBitsRound(mxKeyNot(mxKeyReverseBit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Not(mxKeyRotateLeftBits(mxKeyAddRR(mxKeyXorB(mxKeyAlg1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Reverse(changeDuplicates(mxKeyRotEnc(mxKeySwapBitsE(mxKeySwapMinors3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ddRR(mxKeyByBitEnc(mxKeyRotateLeftBits(mxKeyReverse(mxKeySwapBitsE(mxKeyAddRR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changeDuplicates(mxKeySwapBitsG(mxKeyAlg1(mxKeyReverse(mxKeyNot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mxKeyXorB(mxKeySwapMinors3(mxKeyXorB(changeDuplicates(mxKeyRever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SwapBitsG(mxKeyReverseBits(mxKeyXorRR(mxKeySwapBitsF(mxKeySwapMinors3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SwapBitsEE2(changeDuplicates(changeDuplicatesB(mxKeyXorRR(mxKeyAlg1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SwapBitsG(mxKeyRotEnc(mxKeyNot(mxKeyXorRR(mxKeyXo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SwapBitsG(mxKeyReverseBits(changeDuplicatesB(changeDuplicatesB(changeDuplicatesB(mxKeySwapBitsF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(mxKeyXorB(mxKeyXor(mxKeySwapMinors3(mxKeyAddRR(mxKeyRever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ReverseBits(mxKeyReverseBits(mxKeyAddRR(mxKeySwapBitsRound(mxKeyAlg1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E2(mxKeyAlg2(mxKeyReverseBits(mxKeyAddRR(mxKeySwapMinors3(changeDuplicatesB(mxKeyNot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SwapBitsE(mxKeyAlg2(mxKeyRotEnc(mxKeySwapBitsRound(mxKeyAlg2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B(mxKeyRotEnc2(mxKeyXorB(changeDuplicates(mxKeyXorB(mxKeyXorR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(changeDuplicates(mxKeySwapBitsEE2(mxKeyXorB(mxKeyRotEnc2(mxKeyRotEn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(mxKeyRotEnc(mxKeySwapBitsD(mxKeyXor(changeDuplicatesB(mxKeySwapMinors3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mxKeySwapMinors3(mxKeyAlg1(changeDuplicatesB(changeDuplicates(mxKeyXorB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mxKeySwapBitsEE2(changeDuplicates(mxKeyAlg2(mxKeySwapMinors3(mxKeyRotEnc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mxKeyAlg1(mxKeyRotEnc2(mxKeyAlg2(mxKeyXorRR(mxKeyXor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1(mxKeyXorB(changeDuplicatesC2(mxKeyAlg2(changeDuplicates(mxKeyXorB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changeDuplicatesB(changeDuplicatesC2(mxKeyAlg1(mxKeySwapBitsRound(mxKeyAlg1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Round(mxKeyXorRR(mxKeyRotEnc(mxKeyAlg2(mxKeyReverse(mxKeyReverse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Minors3(mxKeyXorRR(mxKeySwapBitsEE2(changeDuplicatesB(mxKeyRotEnc(changeDuplicatesC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Not(mxKeyAddRR(mxKeyRotateLeftBits(mxKeyReverse(mxKeyReverseBits(mxKeyReverseBit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SwapBitsD(mxKeySwapBitsG(changeDuplicatesB(mxKeyNot(mxKeySwapBitsF(mxKeyReverse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mxKeyReverseBits(mxKeyReverseBits(mxKeySwapBitsD(mxKeySwapBitsE(mxKeyAdd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G(mxKeyXorB(changeDuplicates(mxKeyRotEnc2(mxKeySwapBitsG(mxKeySwapBitsF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ByBitEnc(mxKeySwapBitsEE2(mxKeyAddRR(mxKeySwapBitsD(mxKeySwapMinors3(mxKeyAdd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mxKeyRotateLeftBits(mxKeySwapBitsD(changeDuplicates(mxKeySwapMinors3(mxKeySwapBitsF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B(changeDuplicates(mxKeySwapBitsE(mxKeySwapBitsEE2(mxKeyAlg2(mxKeyNot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Bits(mxKeySwapBitsRound(mxKeyAlg1(mxKeySwapBitsE(mxKeySwapBitsF(changeDuplicate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Not(mxKeyAddRR(mxKeySwapBitsG(mxKeyNot(mxKeyNot(mxKeyRotateLeftBit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mxKeyXorRR(changeDuplicatesC2(mxKeySwapBitsE(mxKeyAlg2(mxKeyRotateLeftBit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1(mxKeyReverse(mxKeyRotEnc(p2kproc3(p2kproc3(mxKeyAlg1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ReverseBits(mxKeySwapBitsD(mxKeyNot(mxKeySwapBitsF(mxKeyReverse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(mxKeySwapBitsG(mxKeyXorRR(mxKeyReverse(mxKeySwapBitsE(mxKeyReverseBit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SwapBitsD(mxKeySwapBitsD(mxKeySwapBitsE(changeDuplicatesB(mxKeySwapBitsG(mxKeyNot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(mxKeyReverse(mxKeyReverse(mxKeyXorRR(changeDuplicatesB(mxKeySwapBitsEE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(changeDuplicates(mxKeyAddRR(mxKeyXorB(mxKeyReverseBits(mxKeyReverseBits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mxKeySwapMinors3(mxKeyXor(mxKeySwapBitsE(mxKeySwapBitsG(mxKeySwapBitsF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(changeDuplicates(mxKeyXor(mxKeyReverse(mxKeySwapBitsG(mxKeyAlg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Not(mxKeyNot(mxKeyNot(mxKeyAddRR(mxKeySwapBitsD(mxKeyNot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Not(mxKeyXorRR(mxKeySwapMinors3(mxKeyReverseBits(mxKeyNot(p2kproc3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ByBitEnc(mxKeyAlg2(mxKeySwapBitsRound(mxKeyRotateLeftBits(mxKeyXorRR(mxKeySwapBitsF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mxKeySwapBitsE(mxKeySwapBitsD(mxKeySwapBitsF(mxKeyReverse(changeDuplicatesB(mxKeySwapBitsF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mxKeyReverseBits(mxKeySwapBitsF(changeDuplicatesB(mxKeyNot(mxKeyReverseBits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D(mxKeySwapBitsEE2(changeDuplicates(mxKeyReverse(mxKeySwapMinors3(mxKeyRotateLeftBits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Minors3(mxKeyReverse(mxKeyByBitEnc(changeDuplicatesC2(changeDuplicatesB(mxKeySwapBitsE(mxKeyRotateLeftBits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Round(mxKeyReverseBits(mxKeySwapBitsD(mxKeyXor(mxKeySwapBitsE(mxKeyAddR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1(mxKeyReverse(p2kproc3(mxKeyRotEnc(mxKeyAlg1(mxKeyXo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2(mxKeySwapBitsG(mxKeyReverse(mxKeySwapBitsD(mxKeySwapMinors3(mxKeyRever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F(mxKeyAddRR(changeDuplicatesB(mxKeySwapBitsG(mxKeyAddRR(mxKeyAddR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(mxKeyReverse(changeDuplicates(changeDuplicatesB(mxKeySwapBitsG(changeDuplicatesB(mxKeySwapBitsG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mxKeyReverse(mxKeySwapBitsE(mxKeyRotateLeftBits(mxKeyReverseBits(changeDuplicatesB(mxKeySwapBitsF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p2kproc3(mxKeyRotateLeftBits(mxKeyAddRR(mxKeyAlg2(changeDuplicatesB(mxKeySwapBitsE(mxKeyRever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(mxKeyReverseBits(mxKeyRotEnc2(mxKeySwapBitsE(mxKeyReverse(mxKeySwapBitsF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D(mxKeyAlg2(mxKeySwapBitsG(mxKeySwapBitsF(changeDuplicatesC2(p2kproc3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changeDuplicatesB(mxKeyReverse(mxKeyRotateLeftBits(mxKeyNot(changeDuplicatesB(mxKeySwapBit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C2(mxKeyByBitEnc(mxKeySwapBitsG(mxKeySwapBitsD(mxKeySwapBitsEE2(changeDuplicate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2(mxKeyAlg1(mxKeySwapBitsG(mxKeyAddRR(mxKeySwapBitsD(mxKeyXor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C2(mxKeySwapBitsD(mxKeyNot(mxKeySwapMinors3(mxKeyXorB(mxKeyAddRR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mxKeyAlg2(p2kproc3(mxKeyRotEnc2(changeDuplicatesB(mxKeySwapBitsD(mxKeySwapBitsD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changeDuplicatesB(mxKeyReverseBits(mxKeySwapBitsE(changeDuplicatesB(mxKeyReverseBits(mxKeySwapBitsG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(mxKeyXorRR(mxKeySwapMinors3(mxKeySwapMinors3(mxKeySwapBitsD(mxKeyAlg1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mxKeyRotateLeftBits(mxKeySwapBitsD(mxKeyNot(changeDuplicates(changeDuplicates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C2(changeDuplicates(mxKeySwapBitsD(mxKeySwapBitsF(mxKeySwapBitsF(mxKeyXo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changeDuplicatesB(mxKeySwapBitsD(changeDuplicatesB(mxKeyReverseBits(mxKeySwapBitsG(mxKeySwapBitsG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1(mxKeySwapBitsF(mxKeySwapBitsD(mxKeySwapMinors3(mxKeySwapBitsE(mxKeySwapMinors3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G(mxKeyReverseBits(mxKeyRotateLeftBits(changeDuplicates(mxKeyRotEnc2(changeDuplicatesC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C2(changeDuplicatesC2(mxKeyRotEnc(mxKeyXorB(mxKeyByBitEnc(mxKeyAlg1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Not(mxKeyXor(mxKeyNot(mxKeySwapBitsE(mxKeyRotEnc2(mxKeySwapMinors3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Bits(p2kproc3(mxKeySwapMinors3(changeDuplicatesB(mxKeyAddRR(mxKeyReverse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ddRR(p2kproc3(mxKeyReverseBits(mxKeyReverse(mxKeyReverse(mxKeySwapBitsRound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(mxKeyRotateLeftBits(mxKeySwapBitsF(mxKeySwapBitsRound(mxKeySwapBitsF(mxKeyRotEnc2(mxKeyRotEnc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RR(mxKeyXorB(mxKeyXorB(mxKeySwapMinors3(changeDuplicatesB(mxKeyNot(mxKeySwapBitsG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D(mxKeySwapBitsF(mxKeyByBitEnc(mxKeyAlg2(mxKeyXor(p2kproc3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lg1(mxKeyRotEnc(mxKeySwapBitsD(p2kproc3(changeDuplicates(mxKeyXorR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E(mxKeySwapBitsEE2(mxKeyAddRR(mxKeyXor(mxKeyByBitEnc(changeDuplicatesC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Bits(mxKeyByBitEnc(mxKeyXor(mxKeyReverse(mxKeyNot(mxKeySwapBitsF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E(changeDuplicatesB(mxKeyReverseBits(mxKeyNot(mxKeyXorB(mxKeySwapBitsF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(mxKeySwapMinors3(mxKeySwapBitsG(mxKeySwapMinors3(mxKeySwapBitsD(mxKeySwapMinors3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F(mxKeyReverse(mxKeyXorB(mxKeySwapBitsG(mxKeyXor(mxKeyXorR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ddRR(mxKeySwapMinors3(mxKeyAddRR(mxKeyReverseBits(mxKeyXorB(mxKeyAlg1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Round(mxKeySwapMinors3(mxKeyAddRR(mxKeySwapBitsEE2(mxKeyByBitEnc(changeDuplicate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ateLeftBits(changeDuplicatesB(p2kproc3(mxKeySwapBitsD(mxKeyReverse(p2kproc3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Round(changeDuplicates(p2kproc3(mxKeyRotateLeftBits(mxKeyRotEnc2(changeDuplicatesB(mxKeySwapBitsF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lg2(mxKeyNot(mxKeyReverseBits(mxKeyReverse(changeDuplicatesC2(mxKeyReverseBit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E(mxKeyAlg1(changeDuplicatesC2(mxKeySwapBitsEE2(mxKeySwapBitsD(mxKeyAlg1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(mxKeyRotEnc2(mxKeySwapBitsE(mxKeySwapBitsG(mxKeyAlg2(mxKeyXo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G(p2kproc3(mxKeySwapBitsRound(mxKeyXorB(mxKeyAlg2(mxKeySwapBitsG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D(changeDuplicatesC2(mxKeyAddRR(changeDuplicatesB(mxKeyRotateLeftBits(mxKeyRotateLeft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D(changeDuplicates(mxKeySwapBitsD(mxKeyAlg2(changeDuplicates(mxKeyXorB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everse(mxKeyReverse(mxKeyAlg1(mxKeyReverseBits(mxKeyRotEnc2(mxKeySwapBitsF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Enc2(mxKeySwapBitsRound(mxKeyAlg2(mxKeyAddRR(mxKeySwapBitsRound(mxKeyAlg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ByBitEnc(mxKeyReverseBits(mxKeyAddRR(mxKeySwapBitsE(mxKeyXorRR(mxKeyXor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F(mxKeySwapBitsF(mxKeySwapBitsE(mxKeyXorB(mxKeyXor(mxKeyAlg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C2(mxKeyRotEnc(mxKeySwapMinors3(mxKeyXorRR(mxKeyXor(mxKeyAddR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Round(changeDuplicatesB(mxKeyXor(mxKeyAddRR(mxKeyAlg2(mxKeySwapBitsD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G(mxKeySwapBitsE(mxKeySwapBitsRound(mxKeySwapBitsD(changeDuplicatesB(mxKeyReverseBits(mxKeyNot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XorB(mxKeySwapMinors3(changeDuplicatesB(mxKeySwapBitsRound(changeDuplicates(mxKeyXo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ByBitEnc(p2kproc3(changeDuplicatesC2(changeDuplicatesC2(mxKeyRotEnc(mxKeySwapBitsRound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F(mxKeyAddRR(mxKeyReverse(mxKeyRotEnc(mxKeyXorB(mxKeyAlg1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otEnc(mxKeyAlg2(mxKeyXor(mxKeyXorB(changeDuplicates(mxKeySwapBitsE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G(mxKeySwapBitsRound(mxKeySwapBitsRound(changeDuplicates(mxKeySwapMinors3(mxKeyXorB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everseBits(mxKeyReverseBits(changeDuplicatesB(mxKeyRotEnc(mxKeyXorRR(mxKeySwapBit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otEnc(mxKeyReverseBits(mxKeyAddRR(mxKeyAlg1(mxKeyNot(changeDuplicatesB(mxKeySwapBit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Alg2(mxKeyByBitEnc(mxKeyAlg1(mxKeyNot(mxKeyAlg1(mxKeyRotateLeftBits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everseBits(p2kproc3(changeDuplicates(mxKeyXorRR(mxKeyNot(mxKeyAlg1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p2kproc3(mxKeyAlg2(mxKeyRotEnc2(mxKeySwapBitsF(mxKeyReverse(mxKeySwapBitsG(mxKeyRotEnc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RotEnc(changeDuplicates(mxKeyRotEnc(mxKeySwapBitsD(mxKeyByBitEnc(mxKeyRotEnc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BitsE(p2kproc3(mxKeySwapBitsD(mxKeySwapBitsG(mxKeyXorRR(mxKeyRotEnc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SwapBitsEE2(mxKeyReverseBits(mxKeyRotEnc2(changeDuplicatesB(mxKeyXorB(mxKeyRotEnc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p2kproc1-2-3(p2kproc3(mxKeySwapBitsEE2(mxKeySwapBitsE(mxKeyReverseBits(mxKeyAddRR(mxKeySwapBitsRound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</table:table-row>
      </table:table>
      <table:named-expressions/>
      <table:database-ranges>
        <table:database-range table:name="__Anonymous_Sheet_DB__0" table:target-range-address="'pass2key_procgen-B-RANDxx-MAX-SUM-8'.A1:'pass2key_procgen-B-RANDxx-MAX-SUM-8'.D372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5T10:27:09.863457176</dc:date>
    <meta:editing-duration>PT41S</meta:editing-duration>
    <meta:editing-cycles>1</meta:editing-cycles>
    <meta:document-statistic meta:table-count="1" meta:cell-count="1488" meta:object-count="0"/>
    <meta:generator>LibreOffice/6.3.4.2.0$Linux_X86_64 LibreOffice_project/30$Build-2</meta:generator>
  </office:meta>
</office:document-meta>
</file>